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3.724cm"/>
    </style:style>
    <style:style style:name="co42" style:family="table-column">
      <style:table-column-properties fo:break-before="auto" style:column-width="2.663cm"/>
    </style:style>
    <style:style style:name="co15" style:family="table-column">
      <style:table-column-properties fo:break-before="auto" style:column-width="2.926cm"/>
    </style:style>
    <style:style style:name="co29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3.201cm"/>
    </style:style>
    <style:style style:name="co30" style:family="table-column">
      <style:table-column-properties fo:break-before="auto" style:column-width="3.731cm"/>
    </style:style>
    <style:style style:name="co31" style:family="table-column">
      <style:table-column-properties fo:break-before="auto" style:column-width="5.001cm"/>
    </style:style>
    <style:style style:name="co32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13" style:family="table-column">
      <style:table-column-properties fo:break-before="auto" style:column-width="1.048cm"/>
    </style:style>
    <style:style style:name="co14" style:family="table-column">
      <style:table-column-properties fo:break-before="auto" style:column-width="3.069cm"/>
    </style:style>
    <style:style style:name="co16" style:family="table-column">
      <style:table-column-properties fo:break-before="auto" style:column-width="2.228cm"/>
    </style:style>
    <style:style style:name="co17" style:family="table-column">
      <style:table-column-properties fo:break-before="auto" style:column-width="1.468cm"/>
    </style:style>
    <style:style style:name="co18" style:family="table-column">
      <style:table-column-properties fo:break-before="auto" style:column-width="2.514cm"/>
    </style:style>
    <style:style style:name="co20" style:family="table-column">
      <style:table-column-properties fo:break-before="auto" style:column-width="2.725cm"/>
    </style:style>
    <style:style style:name="co21" style:family="table-column">
      <style:table-column-properties fo:break-before="auto" style:column-width="3.149cm"/>
    </style:style>
    <style:style style:name="co22" style:family="table-column">
      <style:table-column-properties fo:break-before="auto" style:column-width="2.401cm"/>
    </style:style>
    <style:style style:name="co24" style:family="table-column">
      <style:table-column-properties fo:break-before="auto" style:column-width="2.99cm"/>
    </style:style>
    <style:style style:name="co25" style:family="table-column">
      <style:table-column-properties fo:break-before="auto" style:column-width="3.175cm"/>
    </style:style>
    <style:style style:name="co26" style:family="table-column">
      <style:table-column-properties fo:break-before="auto" style:column-width="3.281cm"/>
    </style:style>
    <style:style style:name="co27" style:family="table-column">
      <style:table-column-properties fo:break-before="auto" style:column-width="2.805cm"/>
    </style:style>
    <style:style style:name="co28" style:family="table-column">
      <style:table-column-properties fo:break-before="auto" style:column-width="2.884cm"/>
    </style:style>
    <style:style style:name="co33" style:family="table-column">
      <style:table-column-properties fo:break-before="auto" style:column-width="3.092cm"/>
    </style:style>
    <style:style style:name="co34" style:family="table-column">
      <style:table-column-properties fo:break-before="auto" style:column-width="2.371cm"/>
    </style:style>
    <style:style style:name="co35" style:family="table-column">
      <style:table-column-properties fo:break-before="auto" style:column-width="3.44cm"/>
    </style:style>
    <style:style style:name="co36" style:family="table-column">
      <style:table-column-properties fo:break-before="auto" style:column-width="2.903cm"/>
    </style:style>
    <style:style style:name="co37" style:family="table-column">
      <style:table-column-properties fo:break-before="auto" style:column-width="2.533cm"/>
    </style:style>
    <style:style style:name="co38" style:family="table-column">
      <style:table-column-properties fo:break-before="auto" style:column-width="2.778cm"/>
    </style:style>
    <style:style style:name="co39" style:family="table-column">
      <style:table-column-properties fo:break-before="auto" style:column-width="2.434cm"/>
    </style:style>
    <style:style style:name="co40" style:family="table-column">
      <style:table-column-properties fo:break-before="auto" style:column-width="2.752cm"/>
    </style:style>
    <style:style style:name="ro8" style:family="table-row">
      <style:table-row-properties style:row-height="0.42cm" fo:break-before="auto" style:use-optimal-row-height="false"/>
    </style:style>
    <style:style style:name="ro1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397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423cm" fo:break-before="auto" style:use-optimal-row-height="false"/>
    </style:style>
    <style:style style:name="ta14" style:family="table" style:master-page-name="Default">
      <style:table-properties table:display="true" style:writing-mode="lr-tb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4" style:family="table" style:master-page-name="PageStyle_5f_Ben_27_s_20_Team">
      <style:table-properties table:display="true" style:writing-mode="lr-tb"/>
    </style:style>
    <style:style style:name="ta5" style:family="table" style:master-page-name="PageStyle_5f_Matt_27_s_20_Team">
      <style:table-properties table:display="true" style:writing-mode="lr-tb"/>
    </style:style>
    <style:style style:name="ta6" style:family="table" style:master-page-name="PageStyle_5f_Andrew_27_s_20_Team">
      <style:table-properties table:display="true" style:writing-mode="lr-tb"/>
    </style:style>
    <style:style style:name="ta7" style:family="table" style:master-page-name="PageStyle_5f_Nick_27_s_20_Team">
      <style:table-properties table:display="true" style:writing-mode="lr-tb"/>
    </style:style>
    <style:style style:name="ta8" style:family="table" style:master-page-name="PageStyle_5f_Tyler_27_s_20_Team">
      <style:table-properties table:display="true" style:writing-mode="lr-tb"/>
    </style:style>
    <style:style style:name="ta9" style:family="table" style:master-page-name="PageStyle_5f_Evan_27_s_20_Team">
      <style:table-properties table:display="true" style:writing-mode="lr-tb"/>
    </style:style>
    <style:style style:name="ta12" style:family="table" style:master-page-name="PageStyle_5f_Graham_27_s_20_Team">
      <style:table-properties table:display="true" style:writing-mode="lr-tb"/>
    </style:style>
    <style:style style:name="ta13" style:family="table" style:master-page-name="PageStyle_5f_Sam_27_s_20_Team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4" table:print="false">
        <office:forms form:automatic-focus="false" form:apply-design-mode="false"/>
        <table:table-column table:style-name="co13" table:default-cell-style-name="Default"/>
        <table:table-column table:style-name="co2" table:default-cell-style-name="ce1"/>
        <table:table-column table:style-name="co15" table:default-cell-style-name="ce1"/>
        <table:table-column table:style-name="co14" table:default-cell-style-name="ce26"/>
        <table:table-column table:style-name="co16" table:default-cell-style-name="ce26"/>
        <table:table-column table:style-name="co17" table:default-cell-style-name="Default"/>
        <table:table-column table:style-name="co2" table:number-columns-repeated="2" table:default-cell-style-name="ce1"/>
        <table:table-column table:style-name="co18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6"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table:style-name="ce26" office:value-type="float" office:value="2500000">
            <text:p>2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6" office:value-type="float" office:value="3575000">
            <text:p>3,57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2800000">
            <text:p>2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194000">
            <text:p>3,19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6" office:value-type="float" office:value="6800000">
            <text:p>6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6" office:value-type="float" office:value="4750000">
            <text:p>4,7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6" office:value-type="float" office:value="5538000">
            <text:p>5,53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6" office:value-type="float" office:value="6000000">
            <text:p>6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022">
            <text:p>102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Ward</text:p>
          </table:table-cell>
          <table:table-cell table:style-name="Default" office:value-type="float" office:value="3275000">
            <text:p>3275000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6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5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3900000">
            <text:p>390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6" table:formula="of:=SUM([.I1:.I15])" office:value-type="float" office:value="70220000">
            <text:p>70,22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08">
            <text:p>2208</text:p>
          </table:table-cell>
          <table:table-cell office:value-type="string">
            <text:p>D</text:p>
          </table:table-cell>
          <table:table-cell office:value-type="string">
            <text:p>C Ceci</text:p>
          </table:table-cell>
          <table:table-cell office:value-type="float" office:value="1369000">
            <text:p>1,369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3193000">
            <text:p>113,19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6">
            <text:p>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5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20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21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float" office:value="1440">
            <text:p>1440</text:p>
          </table:table-cell>
          <table:table-cell office:value-type="string">
            <text:p>D</text:p>
          </table:table-cell>
          <table:table-cell table:style-name="ce24" office:value-type="string">
            <text:p>N Holden</text:p>
          </table:table-cell>
          <table:table-cell table:style-name="ce25" office:value-type="float" office:value="600000">
            <text:p>6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F</text:p>
          </table:table-cell>
          <table:table-cell office:value-type="string">
            <text:p>R Rakell</text:p>
          </table:table-cell>
          <table:table-cell office:value-type="float" office:value="849000">
            <text:p>849,000.00</text:p>
          </table:table-cell>
          <table:table-cell/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1637">
            <text:p>1637</text:p>
          </table:table-cell>
          <table:table-cell office:value-type="string">
            <text:p>G</text:p>
          </table:table-cell>
          <table:table-cell office:value-type="string">
            <text:p>A Nilsson</text:p>
          </table:table-cell>
          <table:table-cell office:value-type="float" office:value="1000000">
            <text:p>1,000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formula="of:=SUM([.I1:.I15])" office:value-type="float" office:value="68589000">
            <text:p>68,589,000.00</text:p>
          </table:table-cell>
          <table:table-cell table:number-columns-repeated="249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D</text:p>
          </table:table-cell>
          <table:table-cell table:style-name="ce24" office:value-type="string">
            <text:p>N Holden</text:p>
          </table:table-cell>
          <table:table-cell table:style-name="ce25" office:value-type="float" office:value="600000">
            <text:p>600,000.00</text:p>
          </table:table-cell>
          <table:table-cell table:style-name="ce25"/>
          <table:table-cell table:style-name="ce1"/>
          <table:table-cell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726">
            <text:p>1726</text:p>
          </table:table-cell>
          <table:table-cell office:value-type="string">
            <text:p>D</text:p>
          </table:table-cell>
          <table:table-cell office:value-type="string">
            <text:p>O Klefbom</text:p>
          </table:table-cell>
          <table:table-cell office:value-type="float" office:value="1244000">
            <text:p>1,2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47">
            <text:p>1247</text:p>
          </table:table-cell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637">
            <text:p>1637</text:p>
          </table:table-cell>
          <table:table-cell office:value-type="string">
            <text:p>G</text:p>
          </table:table-cell>
          <table:table-cell office:value-type="string">
            <text:p>A Nilsson</text:p>
          </table:table-cell>
          <table:table-cell office:value-type="float" office:value="1000000">
            <text:p>1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5532000">
            <text:p>115,53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table:style-name="Default"/>
          <table:table-cell/>
          <table:table-cell table:style-name="ce1"/>
          <table:table-cell table:number-columns-repeated="249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</table:table>
      <table:table table:name="Andrew's Team" table:style-name="ta6" table:print="false">
        <office:forms form:automatic-focus="false" form:apply-design-mode="false"/>
        <table:table-column table:style-name="co22" table:default-cell-style-name="Default"/>
        <table:table-column table:style-name="co22" table:default-cell-style-name="ce1"/>
        <table:table-column table:style-name="co24" table:default-cell-style-name="ce1"/>
        <table:table-column table:style-name="co25" table:default-cell-style-name="ce26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6" table:default-cell-style-name="ce1"/>
        <table:table-column table:style-name="co24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table:style-name="ce5" office:value-type="float" office:value="1594">
            <text:p>1594</text:p>
          </table:table-cell>
          <table:table-cell office:value-type="string">
            <text:p>F</text:p>
          </table:table-cell>
          <table:table-cell office:value-type="string">
            <text:p>R Strome</text:p>
          </table:table-cell>
          <table:table-cell table:style-name="ce26" office:value-type="float" office:value="1713000">
            <text:p>1,713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table:style-name="ce1" office:value-type="float" office:value="579">
            <text:p>579</text:p>
          </table:table-cell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table:style-name="ce26" office:value-type="float" office:value="8000000">
            <text:p>8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table:style-name="ce26" office:value-type="float" office:value="5800000">
            <text:p>5,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6"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table:style-name="ce26"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6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office:value-type="float" office:value="2625000">
            <text:p>26250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table:style-name="ce26"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table:style-name="ce26" office:value-type="float" office:value="2800000">
            <text:p>2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office:value-type="float" office:value="1363000">
            <text:p>1363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table:style-name="ce26" office:value-type="float" office:value="9000000">
            <text:p>9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1925">
            <text:p>1925</text:p>
          </table:table-cell>
          <table:table-cell office:value-type="string">
            <text:p>F</text:p>
          </table:table-cell>
          <table:table-cell office:value-type="string">
            <text:p>B Jenner</text:p>
          </table:table-cell>
          <table:table-cell office:value-type="float" office:value="894000">
            <text:p>894,000.00</text:p>
          </table:table-cell>
          <table:table-cell/>
          <table:table-cell table:style-name="ce1" office:value-type="float" office:value="784">
            <text:p>784</text:p>
          </table:table-cell>
          <table:table-cell office:value-type="string">
            <text:p>D</text:p>
          </table:table-cell>
          <table:table-cell office:value-type="string">
            <text:p>M Green</text:p>
          </table:table-cell>
          <table:table-cell table:style-name="ce26" office:value-type="float" office:value="6083000">
            <text:p>6,083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table:style-name="ce5" office:value-type="float" office:value="1594">
            <text:p>1594</text:p>
          </table:table-cell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table:style-name="ce26" office:value-type="float" office:value="5200000">
            <text:p>5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016">
            <text:p>1016</text:p>
          </table:table-cell>
          <table:table-cell table:style-name="ce27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office:value-type="float" office:value="1131000">
            <text:p>1131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table:style-name="ce26" office:value-type="float" office:value="5800000">
            <text:p>5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/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table:style-name="ce26" office:value-type="float" office:value="1850000">
            <text:p>1,8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style-name="ce26" table:formula="of:=SUM([.I1:.I15])" office:value-type="float" office:value="62209000">
            <text:p>62,209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784">
            <text:p>784</text:p>
          </table:table-cell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394">
            <text:p>239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 Nurse</text:p>
          </table:table-cell>
          <table:table-cell table:style-name="Default" office:value-type="float" office:value="1538000">
            <text:p>15380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27" office:value-type="float" office:value="2152">
            <text:p>2152</text:p>
          </table:table-cell>
          <table:table-cell table:style-name="ce27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100507000">
            <text:p>100,507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A1:.A27];&quot;=D&quot;)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Goalies</text:p>
          </table:table-cell>
          <table:table-cell table:style-name="ce1" table:formula="of:=COUNTIF([.A1:.A28];&quot;=G&quot;)" office:value-type="float" office:value="0">
            <text:p>0</text:p>
          </table:table-cell>
          <table:table-cell/>
          <table:table-cell table:style-name="ce1"/>
          <table:table-cell table:number-columns-repeated="2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4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27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table:style-name="Default"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8156000">
            <text:p>68,156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0102000">
            <text:p>120,10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4" table:default-cell-style-name="ce1"/>
        <table:table-column table:style-name="co28" table:default-cell-style-name="ce7"/>
        <table:table-column table:style-name="co2" table:default-cell-style-name="ce7"/>
        <table:table-column table:style-name="co2" table:default-cell-style-name="Default"/>
        <table:table-column table:style-name="co2" table:default-cell-style-name="ce5"/>
        <table:table-column table:style-name="co33" table:default-cell-style-name="ce5"/>
        <table:table-column table:style-name="co34" table:default-cell-style-name="ce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1312">
            <text:p>1312</text:p>
          </table:table-cell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158">
            <text:p>215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2374">
            <text:p>2374</text:p>
          </table:table-cell>
          <table:table-cell office:value-type="string">
            <text:p>F</text:p>
          </table:table-cell>
          <table:table-cell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374">
            <text:p>237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 table:style-name="ce26"/>
          <table:table-cell office:value-type="float" office:value="1331">
            <text:p>133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830">
            <text:p>2830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 Plotnikov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2159">
            <text:p>215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A Killorn</text:p>
          </table:table-cell>
          <table:table-cell office:value-type="float" office:value="2550000">
            <text:p>2,550,000.00</text:p>
          </table:table-cell>
          <table:table-cell/>
          <table:table-cell office:value-type="float" office:value="1970">
            <text:p>197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701">
            <text:p>701</text:p>
          </table:table-cell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1974">
            <text:p>1974</text:p>
          </table:table-cell>
          <table:table-cell table:style-name="ce27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1325">
            <text:p>1325</text:p>
          </table:table-cell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float" office:value="537">
            <text:p>53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number-columns-repeated="249"/>
        </table:table-row>
        <table:table-row table:style-name="ro1">
          <table:table-cell office:value-type="float" office:value="1974">
            <text:p>1974</text:p>
          </table:table-cell>
          <table:table-cell table:style-name="ce27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1499">
            <text:p>1499</text:p>
          </table:table-cell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 table:number-columns-repeated="249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office:value-type="float" office:value="1775000">
            <text:p>1,775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57">
            <text:p>857</text:p>
          </table:table-cell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 office:value-type="float" office:value="688">
            <text:p>688</text:p>
          </table:table-cell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5"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 table:style-name="ce27"/>
          <table:table-cell office:value-type="string">
            <text:p>Salary:</text:p>
          </table:table-cell>
          <table:table-cell table:formula="of:=SUM([.I1:.I15])" office:value-type="float" office:value="63148000">
            <text:p>63,148,000.00</text:p>
          </table:table-cell>
          <table:table-cell table:number-columns-repeated="249"/>
        </table:table-row>
        <table:table-row table:style-name="ro1">
          <table:table-cell office:value-type="float" office:value="399">
            <text:p>3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27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style-name="ce26"/>
          <table:table-cell table:style-name="ce1"/>
          <table:table-cell table:style-name="ce27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1"/>
          <table:table-cell table:style-name="ce27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 table:style-name="ce26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006">
            <text:p>2006</text:p>
          </table:table-cell>
          <table:table-cell table:style-name="ce5"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5"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5"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G</text:p>
          </table:table-cell>
          <table:table-cell office:value-type="string">
            <text:p>J Hiller</text:p>
          </table:table-cell>
          <table:table-cell table:style-name="ce26"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26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3"/>
          <table:table-cell table:style-name="ce26" table:number-columns-repeated="2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6" table:formula="of:=SUM([.D1:.D22])" office:value-type="float" office:value="80742000">
            <text:p>80,742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3">
            <text:p>3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number-columns-repeated="252"/>
        </table:table-row>
      </table:table>
      <table:table table:name="Evan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5" table:default-cell-style-name="ce1"/>
        <table:table-column table:style-name="co36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23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table:style-name="ce1"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office:value-type="float" office:value="1407">
            <text:p>140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Johannson</text:p>
          </table:table-cell>
          <table:table-cell table:style-name="Default" office:value-type="float" office:value="3750000">
            <text:p>3750000</text:p>
          </table:table-cell>
          <table:table-cell/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407">
            <text:p>140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Johannson</text:p>
          </table:table-cell>
          <table:table-cell table:style-name="Default" office:value-type="float" office:value="3750000">
            <text:p>37500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F</text:p>
          </table:table-cell>
          <table:table-cell office:value-type="string">
            <text:p>L Eriksson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 table:style-name="ce7"/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7507000">
            <text:p>57,507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1328">
            <text:p>1328</text:p>
          </table:table-cell>
          <table:table-cell office:value-type="string">
            <text:p>D</text:p>
          </table:table-cell>
          <table:table-cell office:value-type="string">
            <text:p>M Del Zotto</text:p>
          </table:table-cell>
          <table:table-cell office:value-type="float" office:value="3875000">
            <text:p>3,875,000.00</text:p>
          </table:table-cell>
          <table:table-cell/>
          <table:table-cell table:style-name="ce1"/>
          <table:table-cell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26">
            <text:p>2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6584000">
            <text:p>96,584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 table:number-columns-repeated="2"/>
          <table:table-cell table:number-columns-repeated="252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Graham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7" table:default-cell-style-name="ce1"/>
        <table:table-column table:style-name="co27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38" table:default-cell-style-name="ce26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6">
            <text:p>2016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49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 table:number-columns-repeated="249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49"/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49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style-name="ce1" office:value-type="float" office:value="2389">
            <text:p>2389</text:p>
          </table:table-cell>
          <table:table-cell office:value-type="string">
            <text:p>F</text:p>
          </table:table-cell>
          <table:table-cell office:value-type="string">
            <text:p>E Lindholm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66229333">
            <text:p>66,229,333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D</text:p>
          </table:table-cell>
          <table:table-cell office:value-type="string">
            <text:p>A Edler</text:p>
          </table:table-cell>
          <table:table-cell office:value-type="float" office:value="6000000">
            <text:p>6,00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style-name="ce5" office:value-type="float" office:value="1412">
            <text:p>1412</text:p>
          </table:table-cell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ce1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105881333">
            <text:p>105,881,333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</table:table>
      <table:table table:name="Sam's Team" table:style-name="ta13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8" table:default-cell-style-name="ce26"/>
        <table:table-column table:style-name="co2" table:default-cell-style-name="ce26"/>
        <table:table-column table:style-name="co2" table:number-columns-repeated="2" table:default-cell-style-name="ce1"/>
        <table:table-column table:style-name="co39" table:default-cell-style-name="ce1"/>
        <table:table-column table:style-name="co40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/>
          <table:table-cell table:style-name="Default"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9">
          <table:table-cell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table:style-name="Default"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6" office:value-type="float" office:value="1461000">
            <text:p>1,461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6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table:style-name="Default" office:value-type="float" office:value="64">
            <text:p>6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B Ryan</text:p>
          </table:table-cell>
          <table:table-cell table:style-name="Default" office:value-type="float" office:value="7250000">
            <text:p>72500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table:style-name="Default"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6" office:value-type="float" office:value="4500000">
            <text:p>4,5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table:style-name="Default"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table:style-name="ce26" office:value-type="float" office:value="2750000">
            <text:p>2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table:style-name="ce1"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table:style-name="Default"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F</text:p>
          </table:table-cell>
          <table:table-cell office:value-type="string">
            <text:p>M Cammaleri</text:p>
          </table:table-cell>
          <table:table-cell office:value-type="float" office:value="5000000">
            <text:p>5,000,000.00</text:p>
          </table:table-cell>
          <table:table-cell/>
          <table:table-cell table:style-name="Default" office:value-type="float" office:value="420">
            <text:p>420</text:p>
          </table:table-cell>
          <table:table-cell office:value-type="string">
            <text:p>F</text:p>
          </table:table-cell>
          <table:table-cell office:value-type="string">
            <text:p>M Cammaleri</text:p>
          </table:table-cell>
          <table:table-cell table:style-name="ce26" office:value-type="float" office:value="5000000">
            <text:p>5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4th</text:p>
          </table:table-cell>
          <table:table-cell table:number-columns-repeated="245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6" office:value-type="float" office:value="4175000">
            <text:p>4,175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Default"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6" office:value-type="float" office:value="2600000">
            <text:p>2,6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table:style-name="Default"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26" office:value-type="float" office:value="4833000">
            <text:p>4,833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10">
            <text:p>2610</text:p>
          </table:table-cell>
          <table:table-cell office:value-type="string">
            <text:p>F</text:p>
          </table:table-cell>
          <table:table-cell office:value-type="string">
            <text:p>S Reinhardt</text:p>
          </table:table-cell>
          <table:table-cell office:value-type="float" office:value="3544000">
            <text:p>3,544,000.00</text:p>
          </table:table-cell>
          <table:table-cell/>
          <table:table-cell table:style-name="Default"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table:style-name="ce26" office:value-type="float" office:value="3188000">
            <text:p>3,188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6" office:value-type="float" office:value="378000">
            <text:p>378,000.00</text:p>
          </table:table-cell>
          <table:table-cell table:number-columns-repeated="249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3"/>
          <table:table-cell office:value-type="string">
            <text:p>Salary</text:p>
          </table:table-cell>
          <table:table-cell table:style-name="ce26" table:formula="of:=SUM([.I1:.I15])" office:value-type="float" office:value="64539000">
            <text:p>64,539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office:value-type="float" office:value="1262000">
            <text:p>1,262,000.00</text:p>
          </table:table-cell>
          <table:table-cell table:number-columns-repeated="3"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3"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3"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254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4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office:value-type="float" office:value="1186">
            <text:p>1186</text:p>
          </table:table-cell>
          <table:table-cell office:value-type="string">
            <text:p>G</text:p>
          </table:table-cell>
          <table:table-cell office:value-type="string">
            <text:p>M Neuvirth</text:p>
          </table:table-cell>
          <table:table-cell office:value-type="float" office:value="1625000">
            <text:p>1,625,000.00</text:p>
          </table:table-cell>
          <table:table-cell table:style-name="ce1"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4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79978000">
            <text:p>79,978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3">
            <text:p>13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 table:number-rows-repeated="8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Kieran's Team" table:style-name="ta14" table:print="false">
        <office:forms form:automatic-focus="false" form:apply-design-mode="false"/>
        <table:table-column table:style-name="co19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9" table:number-columns-repeated="3" table:default-cell-style-name="Default"/>
        <table:table-column table:style-name="co15" table:default-cell-style-name="Default"/>
        <table:table-column table:style-name="co42" table:default-cell-style-name="Default"/>
        <table:table-column table:style-name="co19" table:number-columns-repeated="3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6" office:value-type="float" office:value="2825000">
            <text:p>2,825,000.00</text:p>
          </table:table-cell>
          <table:table-cell/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1st</text:p>
          </table:table-cell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6" office:value-type="float" office:value="2500000">
            <text:p>2,500,000.00</text:p>
          </table:table-cell>
          <table:table-cell/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2nd</text:p>
          </table:table-cell>
        </table:table-row>
        <table:table-row table:style-name="ro8"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3rd</text:p>
          </table:table-cell>
        </table:table-row>
        <table:table-row table:style-name="ro8"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4th</text:p>
          </table:table-cell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5th</text:p>
          </table:table-cell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6" office:value-type="float" office:value="2500000">
            <text:p>2,5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1st</text:p>
          </table:table-cell>
        </table:table-row>
        <table:table-row table:style-name="ro8"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office:value-type="float" office:value="456">
            <text:p>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Vrbata</text:p>
          </table:table-cell>
          <table:table-cell table:style-name="ce26" office:value-type="float" office:value="5000000">
            <text:p>5,0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2nd</text:p>
          </table:table-cell>
        </table:table-row>
        <table:table-row table:style-name="ro8">
          <table:table-cell office:value-type="float" office:value="1237">
            <text:p>1237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 O'Reilly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3rd</text:p>
          </table:table-cell>
        </table:table-row>
        <table:table-row table:style-name="ro8"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4th</text:p>
          </table:table-cell>
        </table:table-row>
        <table:table-row table:style-name="ro8">
          <table:table-cell table:style-name="ce1" office:value-type="float" office:value="379">
            <text:p>379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Ribeiro</text:p>
          </table:table-cell>
          <table:table-cell table:style-name="ce26" office:value-type="float" office:value="1000000">
            <text:p>1,000,000.00</text:p>
          </table:table-cell>
          <table:table-cell/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6" office:value-type="float" office:value="5250000">
            <text:p>5,2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5th</text:p>
          </table:table-cell>
        </table:table-row>
        <table:table-row table:style-name="ro8">
          <table:table-cell office:value-type="float" office:value="296">
            <text:p>29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ominville</text:p>
          </table:table-cell>
          <table:table-cell table:style-name="ce26" office:value-type="float" office:value="5600000">
            <text:p>5,600,000.00</text:p>
          </table:table-cell>
          <table:table-cell/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 table:number-columns-repeated="3"/>
        </table:table-row>
        <table:table-row table:style-name="ro8">
          <table:table-cell office:value-type="float" office:value="456">
            <text:p>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Vrbata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</table:table-row>
        <table:table-row table:style-name="ro8"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3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7" office:value-type="float" office:value="2500000">
            <text:p>2,500,000.00</text:p>
          </table:table-cell>
          <table:table-cell table:number-columns-repeated="3"/>
        </table:table-row>
        <table:table-row table:style-name="ro8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3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6" table:formula="of:=SUM([.I1:.I15])" office:value-type="float" office:value="75365000">
            <text:p>75,365,000.00</text:p>
          </table:table-cell>
          <table:table-cell table:number-columns-repeated="3"/>
        </table:table-row>
        <table:table-row table:style-name="ro8">
          <table:table-cell office:value-type="float" office:value="1665">
            <text:p>1665</text:p>
          </table:table-cell>
          <table:table-cell office:value-type="string">
            <text:p>D</text:p>
          </table:table-cell>
          <table:table-cell office:value-type="string">
            <text:p>Ryan Ellis</text:p>
          </table:table-cell>
          <table:table-cell office:value-type="float" office:value="2500000">
            <text:p>25000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</table:table-row>
        <table:table-row table:style-name="ro8"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</table:table-row>
        <table:table-row table:style-name="ro8"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3"/>
        </table:table-row>
        <table:table-row table:style-name="ro8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6" office:value-type="float" office:value="5250000">
            <text:p>5,250,000.00</text:p>
          </table:table-cell>
          <table:table-cell table:number-columns-repeated="8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8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7" office:value-type="float" office:value="2500000">
            <text:p>2,500,000.00</text:p>
          </table:table-cell>
          <table:table-cell table:number-columns-repeated="8"/>
        </table:table-row>
        <table:table-row table:style-name="ro8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8"/>
        </table:table-row>
        <table:table-row table:style-name="ro8">
          <table:table-cell office:value-type="float" office:value="685">
            <text:p>68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K Lehtonen</text:p>
          </table:table-cell>
          <table:table-cell table:style-name="ce26" office:value-type="float" office:value="5900000">
            <text:p>5,900,000.00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6" table:formula="of:=SUM([.D1:.D24])" office:value-type="float" office:value="112090000">
            <text:p>112,090,000.00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6">
            <text:p>6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3">
            <text:p>3</text:p>
          </table:table-cell>
          <table:table-cell table:number-columns-repeated="8"/>
        </table:table-row>
        <table:table-row table:style-name="ro8" table:number-rows-repeated="1048547">
          <table:table-cell table:number-columns-repeated="12"/>
        </table:table-row>
        <table:table-row table:style-name="ro8">
          <table:table-cell table:number-columns-repeated="12"/>
        </table:table-row>
      </table:table>
      <table:table table:name="expansion players" table:style-name="ta10" table:print="false">
        <table:table-column table:style-name="co29" table:default-cell-style-name="ce5"/>
        <table:table-column table:style-name="co23" table:default-cell-style-name="ce5"/>
        <table:table-column table:style-name="co2" table:default-cell-style-name="ce7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7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2015-12-28</text:date>, <text:time>21:2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5-12-28T21:20:48</dc:date>
    <dc:creator>Ben Miller</dc:creator>
    <meta:editing-duration>P129DT3H45M33S</meta:editing-duration>
    <meta:editing-cycles>318</meta:editing-cycles>
    <meta:document-statistic meta:table-count="11" meta:cell-count="2505" meta:object-count="0"/>
    <meta:user-defined meta:name=""/>
  </office:meta>
</office:document-meta>
</file>